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F" svg:font-family="F"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ítulo3" style:master-page-name="MP0" style:family="paragraph">
      <style:paragraph-properties fo:break-before="page"/>
    </style:style>
    <style:style style:name="T2" style:parent-style-name="StrongEmphasis" style:family="text">
      <style:text-properties style:font-name-asian="NSimSun"/>
    </style:style>
    <style:style style:name="T3" style:parent-style-name="StrongEmphasis" style:family="text">
      <style:text-properties style:font-name-asian="NSimSun"/>
    </style:style>
    <style:style style:name="P4" style:parent-style-name="Textbody" style:family="paragraph">
      <style:paragraph-properties style:vertical-align="auto" fo:margin-bottom="0in"/>
    </style:style>
    <style:style style:name="P5" style:parent-style-name="Textbody" style:family="paragraph">
      <style:paragraph-properties style:vertical-align="auto" fo:margin-bottom="0in"/>
    </style:style>
    <style:style style:name="P6" style:parent-style-name="Textbody" style:family="paragraph">
      <style:paragraph-properties style:vertical-align="auto" fo:margin-bottom="0in"/>
    </style:style>
    <style:style style:name="P7" style:parent-style-name="Textbody" style:family="paragraph">
      <style:paragraph-properties style:vertical-align="auto" fo:margin-bottom="0in"/>
    </style:style>
    <style:style style:name="P8" style:parent-style-name="Textbody" style:family="paragraph">
      <style:paragraph-properties style:vertical-align="auto" fo:margin-bottom="0in"/>
    </style:style>
    <style:style style:name="P9" style:parent-style-name="Textbody" style:family="paragraph">
      <style:paragraph-properties style:vertical-align="auto"/>
    </style:style>
    <style:style style:name="P10" style:parent-style-name="Textbody" style:family="paragraph">
      <style:paragraph-properties style:vertical-align="auto"/>
    </style:style>
    <style:style style:name="P11" style:parent-style-name="Textbody" style:family="paragraph">
      <style:paragraph-properties style:vertical-align="auto"/>
    </style:style>
    <style:style style:name="P12" style:parent-style-name="Textbody" style:family="paragraph">
      <style:paragraph-properties style:vertical-align="auto"/>
    </style:style>
    <style:style style:name="P13" style:parent-style-name="Textbody" style:family="paragraph">
      <style:paragraph-properties style:vertical-align="auto"/>
    </style:style>
    <style:style style:name="P14" style:parent-style-name="Textbody" style:family="paragraph">
      <style:paragraph-properties style:vertical-align="auto"/>
    </style:style>
    <style:style style:name="P15" style:parent-style-name="Textbody" style:family="paragraph">
      <style:paragraph-properties style:vertical-align="auto"/>
    </style:style>
    <style:style style:name="P16" style:parent-style-name="Textbody" style:family="paragraph">
      <style:paragraph-properties style:vertical-align="auto"/>
    </style:style>
    <style:style style:name="P17" style:parent-style-name="Textbody" style:family="paragraph">
      <style:paragraph-properties style:vertical-align="auto"/>
    </style:style>
    <style:style style:name="P18" style:parent-style-name="Textbody" style:family="paragraph">
      <style:paragraph-properties style:vertical-align="auto"/>
    </style:style>
    <style:style style:name="P19" style:parent-style-name="Textbody" style:family="paragraph">
      <style:paragraph-properties style:vertical-align="auto"/>
    </style:style>
    <style:style style:name="T20" style:parent-style-name="StrongEmphasis" style:family="text">
      <style:text-properties style:font-name-asian="NSimSun"/>
    </style:style>
    <style:style style:name="P21" style:parent-style-name="Textbody" style:family="paragraph">
      <style:paragraph-properties style:vertical-align="auto" fo:margin-bottom="0in"/>
    </style:style>
    <style:style style:name="P22" style:parent-style-name="Textbody" style:family="paragraph">
      <style:paragraph-properties style:vertical-align="auto" fo:margin-bottom="0in"/>
    </style:style>
    <style:style style:name="P23" style:parent-style-name="Textbody" style:family="paragraph">
      <style:paragraph-properties style:vertical-align="auto" fo:margin-bottom="0in"/>
    </style:style>
    <style:style style:name="P24" style:parent-style-name="Textbody" style:family="paragraph">
      <style:paragraph-properties style:vertical-align="auto" fo:margin-bottom="0in"/>
    </style:style>
    <style:style style:name="P25" style:parent-style-name="Textbody" style:family="paragraph">
      <style:paragraph-properties style:vertical-align="auto" fo:margin-bottom="0in"/>
    </style:style>
    <style:style style:name="P26" style:parent-style-name="Textbody" style:family="paragraph">
      <style:paragraph-properties style:vertical-align="auto"/>
    </style:style>
    <style:style style:name="T27" style:parent-style-name="StrongEmphasis" style:family="text">
      <style:text-properties style:font-name-asian="NSimSun"/>
    </style:style>
    <style:style style:name="P28" style:parent-style-name="Textbody" style:family="paragraph">
      <style:paragraph-properties style:vertical-align="auto" fo:margin-bottom="0in"/>
    </style:style>
    <style:style style:name="P29" style:parent-style-name="Textbody" style:family="paragraph">
      <style:paragraph-properties style:vertical-align="auto"/>
    </style:style>
    <style:style style:name="T30" style:parent-style-name="StrongEmphasis" style:family="text">
      <style:text-properties style:font-name-asian="NSimSun"/>
    </style:style>
    <style:style style:name="P31" style:parent-style-name="Textbody" style:family="paragraph">
      <style:paragraph-properties style:vertical-align="auto" fo:margin-bottom="0in"/>
    </style:style>
    <style:style style:name="P32" style:parent-style-name="Textbody" style:family="paragraph">
      <style:paragraph-properties style:vertical-align="auto"/>
    </style:style>
    <style:style style:name="T33" style:parent-style-name="StrongEmphasis" style:family="text">
      <style:text-properties style:font-name-asian="NSimSun"/>
    </style:style>
    <style:style style:name="P34" style:parent-style-name="Textbody" style:family="paragraph">
      <style:paragraph-properties style:vertical-align="auto" fo:margin-bottom="0in"/>
    </style:style>
    <style:style style:name="P35" style:parent-style-name="Textbody" style:family="paragraph">
      <style:paragraph-properties style:vertical-align="auto" fo:margin-bottom="0in"/>
    </style:style>
    <style:style style:name="P36" style:parent-style-name="Textbody" style:family="paragraph">
      <style:paragraph-properties style:vertical-align="auto" fo:margin-bottom="0in"/>
    </style:style>
    <style:style style:name="P37" style:parent-style-name="Textbody" style:family="paragraph">
      <style:paragraph-properties style:vertical-align="auto"/>
    </style:style>
    <style:style style:name="T38" style:parent-style-name="StrongEmphasis" style:family="text">
      <style:text-properties style:font-name-asian="NSimSun"/>
    </style:style>
    <style:style style:name="P39" style:parent-style-name="Textbody" style:family="paragraph">
      <style:paragraph-properties style:vertical-align="auto" fo:margin-bottom="0in"/>
    </style:style>
    <style:style style:name="P40" style:parent-style-name="Textbody" style:family="paragraph">
      <style:paragraph-properties style:vertical-align="auto" fo:margin-bottom="0in"/>
    </style:style>
    <style:style style:name="P41" style:parent-style-name="Textbody" style:family="paragraph">
      <style:paragraph-properties style:vertical-align="auto" fo:margin-bottom="0in"/>
    </style:style>
    <style:style style:name="P42" style:parent-style-name="Textbody" style:family="paragraph">
      <style:paragraph-properties style:vertical-align="auto"/>
    </style:style>
    <style:style style:name="T43" style:parent-style-name="StrongEmphasis" style:family="text">
      <style:text-properties style:font-name-asian="NSimSun"/>
    </style:style>
    <style:style style:name="P44" style:parent-style-name="Textbody" style:family="paragraph">
      <style:paragraph-properties style:vertical-align="auto" fo:margin-bottom="0in"/>
    </style:style>
    <style:style style:name="P45" style:parent-style-name="Textbody" style:family="paragraph">
      <style:paragraph-properties style:vertical-align="auto" fo:margin-bottom="0in"/>
    </style:style>
    <style:style style:name="P46" style:parent-style-name="Textbody" style:family="paragraph">
      <style:paragraph-properties style:vertical-align="auto"/>
    </style:style>
    <style:style style:name="P47" style:parent-style-name="Título5" style:family="paragraph">
      <style:text-properties style:font-name-asian="NSimSun"/>
    </style:style>
    <style:style style:name="P48" style:parent-style-name="Título6" style:family="paragraph">
      <style:text-properties style:font-name-asian="NSimSun"/>
    </style:style>
    <style:style style:name="T49" style:parent-style-name="StrongEmphasis" style:family="text">
      <style:text-properties style:font-name-asian="NSimSun"/>
    </style:style>
    <style:style style:name="T50" style:parent-style-name="StrongEmphasis" style:family="text">
      <style:text-properties style:font-name-asian="NSimSun"/>
    </style:style>
    <style:style style:name="P51" style:parent-style-name="Textbody" style:family="paragraph">
      <style:paragraph-properties style:vertical-align="auto" fo:margin-bottom="0in"/>
    </style:style>
    <style:style style:name="P52" style:parent-style-name="Textbody" style:family="paragraph">
      <style:paragraph-properties style:vertical-align="auto" fo:margin-bottom="0in"/>
    </style:style>
    <style:style style:name="P53" style:parent-style-name="Textbody" style:family="paragraph">
      <style:paragraph-properties style:vertical-align="auto" fo:margin-bottom="0in"/>
    </style:style>
    <style:style style:name="P54" style:parent-style-name="Textbody" style:family="paragraph">
      <style:paragraph-properties style:vertical-align="auto" fo:margin-bottom="0in"/>
    </style:style>
    <style:style style:name="P55" style:parent-style-name="Textbody" style:family="paragraph">
      <style:paragraph-properties style:vertical-align="auto"/>
    </style:style>
    <style:style style:name="P56" style:parent-style-name="Textbody" style:family="paragraph">
      <style:paragraph-properties style:vertical-align="auto"/>
    </style:style>
    <style:style style:name="P57" style:parent-style-name="Textbody" style:family="paragraph">
      <style:paragraph-properties style:vertical-align="auto"/>
    </style:style>
    <style:style style:name="P58" style:parent-style-name="Textbody" style:family="paragraph">
      <style:paragraph-properties style:vertical-align="auto"/>
    </style:style>
    <style:style style:name="P59" style:parent-style-name="Textbody" style:family="paragraph">
      <style:paragraph-properties style:vertical-align="auto"/>
    </style:style>
    <style:style style:name="P60" style:parent-style-name="Textbody" style:family="paragraph">
      <style:paragraph-properties style:vertical-align="auto"/>
    </style:style>
    <style:style style:name="P61" style:parent-style-name="Textbody" style:family="paragraph">
      <style:paragraph-properties style:vertical-align="auto"/>
    </style:style>
    <style:style style:name="P62" style:parent-style-name="Textbody" style:family="paragraph">
      <style:paragraph-properties style:vertical-align="auto"/>
    </style:style>
    <style:style style:name="P63" style:parent-style-name="Textbody" style:family="paragraph">
      <style:paragraph-properties style:vertical-align="auto"/>
    </style:style>
    <style:style style:name="P64" style:parent-style-name="Textbody" style:family="paragraph">
      <style:paragraph-properties style:vertical-align="auto"/>
    </style:style>
    <style:style style:name="P65" style:parent-style-name="Textbody" style:family="paragraph">
      <style:paragraph-properties style:vertical-align="auto"/>
    </style:style>
    <style:style style:name="T66" style:parent-style-name="StrongEmphasis" style:family="text">
      <style:text-properties style:font-name-asian="NSimSun"/>
    </style:style>
    <style:style style:name="P67" style:parent-style-name="Textbody" style:family="paragraph">
      <style:paragraph-properties style:vertical-align="auto" fo:margin-bottom="0in"/>
    </style:style>
    <style:style style:name="P68" style:parent-style-name="Textbody" style:family="paragraph">
      <style:paragraph-properties style:vertical-align="auto" fo:margin-bottom="0in"/>
    </style:style>
    <style:style style:name="P69" style:parent-style-name="Textbody" style:family="paragraph">
      <style:paragraph-properties style:vertical-align="auto" fo:margin-bottom="0in"/>
    </style:style>
    <style:style style:name="P70" style:parent-style-name="Textbody" style:family="paragraph">
      <style:paragraph-properties style:vertical-align="auto"/>
    </style:style>
    <style:style style:name="T71" style:parent-style-name="StrongEmphasis" style:family="text">
      <style:text-properties style:font-name-asian="NSimSun"/>
    </style:style>
    <style:style style:name="P72" style:parent-style-name="Textbody" style:family="paragraph">
      <style:paragraph-properties style:vertical-align="auto"/>
    </style:style>
    <style:style style:name="P73" style:parent-style-name="Textbody" style:family="paragraph">
      <style:paragraph-properties style:vertical-align="auto" fo:margin-bottom="0in"/>
    </style:style>
    <style:style style:name="P74" style:parent-style-name="Textbody" style:family="paragraph">
      <style:paragraph-properties style:vertical-align="auto"/>
    </style:style>
    <style:style style:name="P75" style:parent-style-name="Textbody" style:family="paragraph">
      <style:paragraph-properties style:vertical-align="auto" fo:margin-bottom="0in"/>
    </style:style>
    <style:style style:name="P76" style:parent-style-name="Textbody" style:family="paragraph">
      <style:paragraph-properties style:vertical-align="auto" fo:margin-bottom="0in"/>
    </style:style>
    <style:style style:name="P77" style:parent-style-name="Textbody" style:family="paragraph">
      <style:paragraph-properties style:vertical-align="auto" fo:margin-bottom="0in"/>
    </style:style>
    <style:style style:name="P78" style:parent-style-name="Textbody" style:family="paragraph">
      <style:paragraph-properties style:vertical-align="auto"/>
    </style:style>
    <style:style style:name="T79" style:parent-style-name="StrongEmphasis" style:family="text">
      <style:text-properties style:font-name-asian="NSimSun"/>
    </style:style>
    <style:style style:name="P80" style:parent-style-name="Textbody" style:family="paragraph">
      <style:paragraph-properties style:vertical-align="auto"/>
    </style:style>
    <style:style style:name="P81" style:parent-style-name="Textbody" style:family="paragraph">
      <style:paragraph-properties style:vertical-align="auto" fo:margin-bottom="0in"/>
    </style:style>
    <style:style style:name="P82" style:parent-style-name="Textbody" style:family="paragraph">
      <style:paragraph-properties style:vertical-align="auto"/>
    </style:style>
    <style:style style:name="P83" style:parent-style-name="Textbody" style:family="paragraph">
      <style:paragraph-properties style:vertical-align="auto" fo:margin-bottom="0in"/>
    </style:style>
    <style:style style:name="P84" style:parent-style-name="Textbody" style:family="paragraph">
      <style:paragraph-properties style:vertical-align="auto"/>
    </style:style>
    <style:style style:name="P85" style:parent-style-name="Textbody" style:family="paragraph">
      <style:paragraph-properties style:vertical-align="auto"/>
    </style:style>
    <style:style style:name="T86" style:parent-style-name="StrongEmphasis" style:family="text">
      <style:text-properties style:font-name-asian="NSimSun"/>
    </style:style>
    <style:style style:name="P87" style:parent-style-name="Textbody" style:family="paragraph">
      <style:paragraph-properties style:vertical-align="auto"/>
    </style:style>
    <style:style style:name="P88" style:parent-style-name="Textbody" style:family="paragraph">
      <style:paragraph-properties style:vertical-align="auto" fo:margin-bottom="0in"/>
    </style:style>
    <style:style style:name="P89" style:parent-style-name="Textbody" style:family="paragraph">
      <style:paragraph-properties style:vertical-align="auto"/>
    </style:style>
    <style:style style:name="P90" style:parent-style-name="Textbody" style:family="paragraph">
      <style:paragraph-properties style:vertical-align="auto"/>
    </style:style>
    <style:style style:name="T91" style:parent-style-name="StrongEmphasis" style:family="text">
      <style:text-properties style:font-name-asian="NSimSun"/>
    </style:style>
    <style:style style:name="P92" style:parent-style-name="Textbody" style:family="paragraph">
      <style:paragraph-properties style:vertical-align="auto"/>
    </style:style>
    <style:style style:name="P93" style:parent-style-name="Textbody" style:family="paragraph">
      <style:paragraph-properties style:vertical-align="auto" fo:margin-bottom="0in"/>
    </style:style>
    <style:style style:name="P94" style:parent-style-name="Textbody" style:family="paragraph">
      <style:paragraph-properties style:vertical-align="auto"/>
    </style:style>
    <style:style style:name="P95" style:parent-style-name="Textbody" style:family="paragraph">
      <style:paragraph-properties style:vertical-align="auto"/>
    </style:style>
    <style:style style:name="T96" style:parent-style-name="StrongEmphasis" style:family="text">
      <style:text-properties style:font-name-asian="NSimSun"/>
    </style:style>
    <style:style style:name="P97" style:parent-style-name="Textbody" style:family="paragraph">
      <style:paragraph-properties style:vertical-align="auto" fo:margin-bottom="0in"/>
    </style:style>
    <style:style style:name="P98" style:parent-style-name="Textbody" style:family="paragraph">
      <style:paragraph-properties style:vertical-align="auto" fo:margin-bottom="0in"/>
    </style:style>
    <style:style style:name="P99" style:parent-style-name="Textbody" style:family="paragraph">
      <style:paragraph-properties style:vertical-align="auto" fo:margin-bottom="0in"/>
    </style:style>
    <style:style style:name="P100" style:parent-style-name="Textbody" style:family="paragraph">
      <style:paragraph-properties style:vertical-align="auto"/>
    </style:style>
    <style:style style:name="P10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MX" style:language-complex="ar" style:country-complex="SA" fo:hyphenate="true"/>
    </style:style>
    <style:style style:name="P10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fo:hyphenate="true"/>
    </style:style>
    <style:style style:name="P103" style:parent-style-name="Normal" style:family="paragraph">
      <style:paragraph-properties style:vertical-align="auto" fo:margin-top="0.0694in" fo:margin-bottom="0.0694in"/>
      <style:text-properties fo:hyphenate="true"/>
    </style:style>
    <style:style style:name="T104"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05"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06" style:parent-style-name="Normal" style:family="paragraph">
      <style:paragraph-properties style:vertical-align="auto" fo:margin-top="0.0694in" fo:margin-bottom="0.0694in"/>
      <style:text-properties fo:hyphenate="true"/>
    </style:style>
    <style:style style:name="T10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08"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0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fo:hyphenate="true"/>
    </style:style>
    <style:style style:name="P110" style:parent-style-name="Normal" style:family="paragraph">
      <style:paragraph-properties style:vertical-align="auto" fo:margin-top="0.0694in" fo:margin-bottom="0.0694in"/>
      <style:text-properties fo:hyphenate="true"/>
    </style:style>
    <style:style style:name="T111"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12"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T113" style:parent-style-name="Fuentedepárrafopredeter." style:family="text">
      <style:text-properties style:font-name="Times New Roman" style:font-name-asian="Times New Roman" style:font-name-complex="Times New Roman" fo:font-style="italic" style:font-style-asian="italic" style:font-style-complex="italic" style:letter-kerning="false" style:language-asian="es" style:country-asian="MX" style:language-complex="ar" style:country-complex="SA"/>
    </style:style>
    <style:style style:name="P114" style:parent-style-name="Normal" style:family="paragraph">
      <style:paragraph-properties style:vertical-align="auto" fo:margin-top="0.0694in" fo:margin-bottom="0.0694in"/>
      <style:text-properties fo:hyphenate="true"/>
    </style:style>
    <style:style style:name="T115"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16"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fo:hyphenate="true"/>
    </style:style>
    <style:style style:name="P117" style:parent-style-name="Normal" style:family="paragraph">
      <style:paragraph-properties style:vertical-align="auto" fo:margin-top="0.0694in" fo:margin-bottom="0.0694in"/>
      <style:text-properties fo:hyphenate="true"/>
    </style:style>
    <style:style style:name="T118" style:parent-style-name="Fuentedepárrafopredeter." style:family="text">
      <style:text-properties style:font-name="Times New Roman" style:font-name-asian="Times New Roman" style:font-name-complex="Times New Roman" fo:font-style="italic" style:font-style-asian="italic" style:font-style-complex="italic" style:letter-kerning="false" style:language-asian="es" style:country-asian="MX" style:language-complex="ar" style:country-complex="SA"/>
    </style:style>
    <style:style style:name="P119" style:parent-style-name="Normal" style:family="paragraph">
      <style:paragraph-properties style:vertical-align="auto" fo:margin-top="0.0694in" fo:margin-bottom="0.0694in"/>
      <style:text-properties fo:hyphenate="true"/>
    </style:style>
    <style:style style:name="T120"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21"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T122" style:parent-style-name="Fuentedepárrafopredeter." style:family="text">
      <style:text-properties style:font-name="Times New Roman" style:font-name-asian="Times New Roman" style:font-name-complex="Times New Roman" fo:font-style="italic" style:font-style-asian="italic" style:font-style-complex="italic" style:letter-kerning="false" style:language-asian="es" style:country-asian="MX" style:language-complex="ar" style:country-complex="SA"/>
    </style:style>
    <style:style style:name="P123" style:parent-style-name="Normal" style:family="paragraph">
      <style:paragraph-properties style:vertical-align="auto" fo:margin-top="0.0694in" fo:margin-bottom="0.0694in"/>
      <style:text-properties fo:hyphenate="true"/>
    </style:style>
    <style:style style:name="T124"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25"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T126" style:parent-style-name="Fuentedepárrafopredeter." style:family="text">
      <style:text-properties style:font-name="Times New Roman" style:font-name-asian="Times New Roman" style:font-name-complex="Times New Roman" fo:font-style="italic" style:font-style-asian="italic" style:font-style-complex="italic" style:letter-kerning="false" style:language-asian="es" style:country-asian="MX" style:language-complex="ar" style:country-complex="SA"/>
    </style:style>
    <style:style style:name="P127" style:parent-style-name="Normal" style:family="paragraph">
      <style:paragraph-properties style:vertical-align="auto" fo:margin-top="0.0694in" fo:margin-bottom="0.0694in"/>
      <style:text-properties fo:hyphenate="true"/>
    </style:style>
    <style:style style:name="T128"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29"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T130" style:parent-style-name="Fuentedepárrafopredeter." style:family="text">
      <style:text-properties style:font-name="Times New Roman" style:font-name-asian="Times New Roman" style:font-name-complex="Times New Roman" fo:font-style="italic" style:font-style-asian="italic" style:font-style-complex="italic" style:letter-kerning="false" style:language-asian="es" style:country-asian="MX" style:language-complex="ar" style:country-complex="SA"/>
    </style:style>
    <style:style style:name="P131" style:parent-style-name="Normal" style:family="paragraph">
      <style:paragraph-properties style:vertical-align="auto" fo:margin-top="0.0694in" fo:margin-bottom="0.0694in"/>
      <style:text-properties fo:hyphenate="true"/>
    </style:style>
    <style:style style:name="T132"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33"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T134" style:parent-style-name="Fuentedepárrafopredeter." style:family="text">
      <style:text-properties style:font-name="Times New Roman" style:font-name-asian="Times New Roman" style:font-name-complex="Times New Roman" fo:font-style="italic" style:font-style-asian="italic" style:font-style-complex="italic" style:letter-kerning="false" style:language-asian="es" style:country-asian="MX" style:language-complex="ar" style:country-complex="SA"/>
    </style:style>
    <style:style style:name="P135" style:parent-style-name="Normal" style:family="paragraph">
      <style:paragraph-properties style:vertical-align="auto" fo:margin-top="0.0694in" fo:margin-bottom="0.0694in"/>
      <style:text-properties fo:hyphenate="true"/>
    </style:style>
    <style:style style:name="T136"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37"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T138" style:parent-style-name="Fuentedepárrafopredeter." style:family="text">
      <style:text-properties style:font-name="Times New Roman" style:font-name-asian="Times New Roman" style:font-name-complex="Times New Roman" fo:font-style="italic" style:font-style-asian="italic" style:font-style-complex="italic" style:letter-kerning="false" style:language-asian="es" style:country-asian="MX" style:language-complex="ar" style:country-complex="SA"/>
    </style:style>
    <style:style style:name="P139" style:parent-style-name="Normal" style:family="paragraph">
      <style:paragraph-properties style:vertical-align="auto" fo:margin-top="0.0694in" fo:margin-bottom="0.0694in"/>
      <style:text-properties fo:hyphenate="true"/>
    </style:style>
    <style:style style:name="T140"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41" style:parent-style-name="Normal" style:family="paragraph">
      <style:paragraph-properties style:vertical-align="auto" fo:margin-top="0.0694in" fo:margin-bottom="0.0694in"/>
      <style:text-properties fo:hyphenate="true"/>
    </style:style>
    <style:style style:name="T142" style:parent-style-name="Fuentedepárrafopredeter." style:family="text">
      <style:text-properties style:font-name="Times New Roman" style:font-name-asian="Times New Roman" style:font-name-complex="Times New Roman" fo:font-style="italic" style:font-style-asian="italic" style:font-style-complex="italic" style:letter-kerning="false" style:language-asian="es" style:country-asian="MX" style:language-complex="ar" style:country-complex="SA"/>
    </style:style>
    <style:style style:name="P143" style:parent-style-name="Normal" style:family="paragraph">
      <style:paragraph-properties style:vertical-align="auto" fo:margin-top="0.0694in" fo:margin-bottom="0.0694in"/>
      <style:text-properties fo:hyphenate="true"/>
    </style:style>
    <style:style style:name="T144"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4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fo:hyphenate="true"/>
    </style:style>
    <style:style style:name="P146" style:parent-style-name="Normal" style:family="paragraph">
      <style:paragraph-properties style:vertical-align="auto" fo:margin-top="0.0694in" fo:margin-bottom="0.0694in"/>
      <style:text-properties fo:hyphenate="true"/>
    </style:style>
    <style:style style:name="T147" style:parent-style-name="Fuentedepárrafopredeter." style:family="text">
      <style:text-properties style:font-name="Times New Roman" style:font-name-asian="Times New Roman" style:font-name-complex="Times New Roman" fo:font-style="italic" style:font-style-asian="italic" style:font-style-complex="italic" style:letter-kerning="false" style:language-asian="es" style:country-asian="MX" style:language-complex="ar" style:country-complex="SA"/>
    </style:style>
    <style:style style:name="P14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style:style style:name="P149" style:parent-style-name="Normal" style:family="paragraph">
      <style:paragraph-properties style:vertical-align="auto"/>
      <style:text-properties fo:hyphenate="true"/>
    </style:style>
    <style:style style:name="T150"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5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MX" style:language-complex="ar" style:country-complex="SA" fo:hyphenate="true"/>
    </style:style>
    <style:style style:name="P15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fo:hyphenate="true"/>
    </style:style>
    <style:style style:name="P153" style:parent-style-name="Normal" style:family="paragraph">
      <style:paragraph-properties style:vertical-align="auto" fo:margin-top="0.0694in" fo:margin-bottom="0.0694in"/>
      <style:text-properties fo:hyphenate="true"/>
    </style:style>
    <style:style style:name="T154"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55"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56" style:parent-style-name="Normal" style:family="paragraph">
      <style:paragraph-properties style:vertical-align="auto" fo:margin-top="0.0694in" fo:margin-bottom="0.0694in"/>
      <style:text-properties fo:hyphenate="true"/>
    </style:style>
    <style:style style:name="T15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58"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59" style:parent-style-name="Normal" style:family="paragraph">
      <style:paragraph-properties style:vertical-align="auto" fo:margin-top="0.0694in" fo:margin-bottom="0.0694in"/>
      <style:text-properties fo:hyphenate="true"/>
    </style:style>
    <style:style style:name="T160"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61"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62" style:parent-style-name="Normal" style:family="paragraph">
      <style:paragraph-properties style:vertical-align="auto" fo:margin-top="0.0694in" fo:margin-bottom="0.0694in"/>
      <style:text-properties fo:hyphenate="true"/>
    </style:style>
    <style:style style:name="T16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64"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65" style:parent-style-name="Normal" style:family="paragraph">
      <style:paragraph-properties style:vertical-align="auto" fo:margin-top="0.0694in" fo:margin-bottom="0.0694in"/>
      <style:text-properties fo:hyphenate="true"/>
    </style:style>
    <style:style style:name="T166"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67"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6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fo:hyphenate="true"/>
    </style:style>
    <style:style style:name="P169" style:parent-style-name="Normal" style:family="paragraph">
      <style:paragraph-properties style:vertical-align="auto" fo:margin-top="0.0694in" fo:margin-bottom="0.0694in"/>
      <style:text-properties fo:hyphenate="true"/>
    </style:style>
    <style:style style:name="T170"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71"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72" style:parent-style-name="Normal" style:family="paragraph">
      <style:paragraph-properties style:vertical-align="auto" fo:margin-top="0.0694in" fo:margin-bottom="0.0694in"/>
      <style:text-properties fo:hyphenate="true"/>
    </style:style>
    <style:style style:name="T17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74"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75" style:parent-style-name="Normal" style:family="paragraph">
      <style:paragraph-properties style:vertical-align="auto" fo:margin-top="0.0694in" fo:margin-bottom="0.0694in"/>
      <style:text-properties fo:hyphenate="true"/>
    </style:style>
    <style:style style:name="T176"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77"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7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fo:hyphenate="true"/>
    </style:style>
    <style:style style:name="P179" style:parent-style-name="Normal" style:family="paragraph">
      <style:paragraph-properties style:vertical-align="auto" fo:margin-top="0.0694in" fo:margin-bottom="0.0694in"/>
      <style:text-properties fo:hyphenate="true"/>
    </style:style>
    <style:style style:name="T180"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81"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82" style:parent-style-name="Normal" style:family="paragraph">
      <style:paragraph-properties style:vertical-align="auto" fo:margin-top="0.0694in" fo:margin-bottom="0.0694in"/>
      <style:text-properties fo:hyphenate="true"/>
    </style:style>
    <style:style style:name="T18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84"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8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fo:hyphenate="true"/>
    </style:style>
    <style:style style:name="P186" style:parent-style-name="Normal" style:family="paragraph">
      <style:paragraph-properties style:vertical-align="auto" fo:margin-top="0.0694in" fo:margin-bottom="0.0694in"/>
      <style:text-properties fo:hyphenate="true"/>
    </style:style>
    <style:style style:name="T18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88"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89" style:parent-style-name="Normal" style:family="paragraph">
      <style:paragraph-properties style:vertical-align="auto" fo:margin-top="0.0694in" fo:margin-bottom="0.0694in"/>
      <style:text-properties fo:hyphenate="true"/>
    </style:style>
    <style:style style:name="T190"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91"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92" style:parent-style-name="Normal" style:family="paragraph">
      <style:paragraph-properties style:vertical-align="auto"/>
      <style:text-properties fo:hyphenate="true"/>
    </style:style>
    <style:style style:name="T193"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9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MX" style:language-complex="ar" style:country-complex="SA" fo:hyphenate="true"/>
    </style:style>
    <style:style style:name="P195" style:parent-style-name="Normal" style:family="paragraph">
      <style:paragraph-properties style:vertical-align="auto" fo:margin-top="0.0694in" fo:margin-bottom="0.0694in"/>
      <style:text-properties fo:hyphenate="true"/>
    </style:style>
    <style:style style:name="T196"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197"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198" style:parent-style-name="Normal" style:family="paragraph">
      <style:paragraph-properties style:vertical-align="auto" fo:margin-top="0.0694in" fo:margin-bottom="0.0694in"/>
      <style:text-properties fo:hyphenate="true"/>
    </style:style>
    <style:style style:name="T199"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200"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201" style:parent-style-name="Normal" style:family="paragraph">
      <style:paragraph-properties style:vertical-align="auto" fo:margin-top="0.0694in" fo:margin-bottom="0.0694in"/>
      <style:text-properties fo:hyphenate="true"/>
    </style:style>
    <style:style style:name="T202"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203"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204" style:parent-style-name="Normal" style:family="paragraph">
      <style:paragraph-properties style:vertical-align="auto" fo:margin-top="0.0694in" fo:margin-bottom="0.0694in"/>
      <style:text-properties fo:hyphenate="true"/>
    </style:style>
    <style:style style:name="T205"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206"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207" style:parent-style-name="Normal" style:family="paragraph">
      <style:paragraph-properties style:vertical-align="auto"/>
      <style:text-properties fo:hyphenate="true"/>
    </style:style>
    <style:style style:name="T208"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20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MX" style:language-complex="ar" style:country-complex="SA" fo:hyphenate="true"/>
    </style:style>
    <style:style style:name="P210" style:parent-style-name="Normal" style:family="paragraph">
      <style:paragraph-properties style:vertical-align="auto" fo:margin-top="0.0694in" fo:margin-bottom="0.0694in"/>
      <style:text-properties fo:hyphenate="true"/>
    </style:style>
    <style:style style:name="T211"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212"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name="P213" style:parent-style-name="Normal" style:family="paragraph">
      <style:paragraph-properties style:vertical-align="auto" fo:margin-top="0.0694in" fo:margin-bottom="0.0694in"/>
      <style:text-properties fo:hyphenate="true"/>
    </style:style>
    <style:style style:name="T214"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MX" style:language-complex="ar" style:country-complex="SA"/>
    </style:style>
    <style:style style:name="T215" style:parent-style-name="Fuentedepárrafopredeter." style:family="text">
      <style:text-properties style:font-name="Times New Roman" style:font-name-asian="Times New Roman" style:font-name-complex="Times New Roman" style:letter-kerning="false" style:language-asian="es" style:country-asian="MX" style:language-complex="ar" style:country-complex="SA"/>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3"><text:span text:style-name="T2">Formato del Primer Video: Introducción al Mundo de Data Science (Nivel 1)</text:span></text:h>
      <text:h text:style-name="Título4" text:outline-level="4"><text:span text:style-name="T3">1. Introducción y Palabras Clave</text:span></text:h>
      <text:list text:style-name="LFO4" text:continue-numbering="true">
        <text:list-item>
          <text:p text:style-name="P4"><text:span text:style-name="StrongEmphasis">Escena Inicial:</text:span></text:p>
          <text:list text:continue-numbering="true">
            <text:list-item>
              <text:p text:style-name="P5">La pantalla se ilumina con un diseño atractivo de un mundo virtual.</text:p>
            </text:list-item>
            <text:list-item>
              <text:p text:style-name="P6">La protagonista, animada, se presenta en un entorno de videojuego.</text:p>
            </text:list-item>
            <text:list-item>
              <text:p text:style-name="P7">Un mensaje aparece: “¡Bienvenida a tu aventura en Data Science!”</text:p>
            </text:list-item>
          </text:list>
        </text:list-item>
        <text:list-item>
          <text:p text:style-name="P8"><text:span text:style-name="StrongEmphasis">Presentar las 10 palabras clave desconocidas:</text:span></text:p>
          <text:list text:continue-numbering="true">
            <text:list-item>
              <text:p text:style-name="P9"><text:span text:style-name="StrongEmphasis">Datos</text:span></text:p>
            </text:list-item>
            <text:list-item>
              <text:p text:style-name="P10"><text:span text:style-name="StrongEmphasis">Análisis</text:span></text:p>
            </text:list-item>
            <text:list-item>
              <text:p text:style-name="P11"><text:span text:style-name="StrongEmphasis">Algoritmo</text:span></text:p>
            </text:list-item>
            <text:list-item>
              <text:p text:style-name="P12"><text:span text:style-name="StrongEmphasis">Visualización</text:span></text:p>
            </text:list-item>
            <text:list-item>
              <text:p text:style-name="P13"><text:span text:style-name="StrongEmphasis">Modelo</text:span></text:p>
            </text:list-item>
            <text:list-item>
              <text:p text:style-name="P14"><text:span text:style-name="StrongEmphasis">Estadística</text:span></text:p>
            </text:list-item>
            <text:list-item>
              <text:p text:style-name="P15"><text:span text:style-name="StrongEmphasis">Python</text:span></text:p>
            </text:list-item>
            <text:list-item>
              <text:p text:style-name="P16"><text:span text:style-name="StrongEmphasis">Machine Learning</text:span></text:p>
            </text:list-item>
            <text:list-item>
              <text:p text:style-name="P17"><text:span text:style-name="StrongEmphasis">Big Data</text:span></text:p>
            </text:list-item>
            <text:list-item>
              <text:p text:style-name="P18"><text:span text:style-name="StrongEmphasis">Base de Datos</text:span></text:p>
            </text:list-item>
            <text:list-item>
              <text:p text:style-name="P19"><text:span text:style-name="StrongEmphasis">Formato:</text:span><text:s/>Cada palabra aparece en pantalla con una breve y divertida explicación.</text:p>
            </text:list-item>
          </text:list>
        </text:list-item>
      </text:list>
      <text:h text:style-name="Título4" text:outline-level="4"><text:span text:style-name="T20">2. El Correo Misterioso</text:span></text:h>
      <text:list text:style-name="LFO5" text:continue-numbering="true">
        <text:list-item>
          <text:p text:style-name="P21"><text:span text:style-name="StrongEmphasis">Escena:</text:span></text:p>
          <text:list text:continue-numbering="true">
            <text:list-item>
              <text:p text:style-name="P22">La protagonista recibe un correo de un remitente desconocido.</text:p>
            </text:list-item>
            <text:list-item>
              <text:p text:style-name="P23">Mensaje en pantalla: “¿Quieres comenzar tu aventura en Data Science?” con botones interactivos (Sí / No).</text:p>
            </text:list-item>
          </text:list>
        </text:list-item>
        <text:list-item>
          <text:p text:style-name="P24"><text:span text:style-name="StrongEmphasis">Acción:</text:span></text:p>
          <text:list text:continue-numbering="true">
            <text:list-item>
              <text:p text:style-name="P25">La protagonista selecciona “Sí”.</text:p>
            </text:list-item>
            <text:list-item>
              <text:p text:style-name="P26">Un sonido de desbloqueo suena, indicando que ha comenzado su viaje.</text:p>
            </text:list-item>
          </text:list>
        </text:list-item>
      </text:list>
      <text:h text:style-name="Título4" text:outline-level="4"><text:span text:style-name="T27">3. Introducción de la Voz Guía (NPC)</text:span></text:h>
      <text:list text:style-name="LFO6" text:continue-numbering="true">
        <text:list-item>
          <text:p text:style-name="P28"><text:span text:style-name="StrongEmphasis">Escena:</text:span></text:p>
          <text:list text:continue-numbering="true">
            <text:list-item>
              <text:p text:style-name="P29">Una voz amistosa (NPC) se presenta: “¡Hola, valiente aventurera! Soy tu guía en este viaje a través del mundo de la Ciencia de Datos. Estoy aquí para ayudarte a desbloquear habilidades y conocimientos.”</text:p>
            </text:list-item>
          </text:list>
        </text:list-item>
      </text:list>
      <text:h text:style-name="Título4" text:outline-level="4"><text:span text:style-name="T30">4. Explicación de la Ciencia de Datos</text:span></text:h>
      <text:list text:style-name="LFO7" text:continue-numbering="true">
        <text:list-item>
          <text:p text:style-name="P31"><text:span text:style-name="StrongEmphasis">Diálogo de la Voz:</text:span></text:p>
          <text:soft-page-break/>
          <text:list text:continue-numbering="true">
            <text:list-item>
              <text:p text:style-name="P32">“La Ciencia de Datos es como un poderoso hechizo que transforma datos en conocimientos. Te enseñaré a utilizar herramientas que son esenciales para esta magia. ¡Vamos a comenzar!”</text:p>
            </text:list-item>
          </text:list>
        </text:list-item>
      </text:list>
      <text:h text:style-name="Título4" text:outline-level="4"><text:span text:style-name="T33">5. Herramientas Principales</text:span></text:h>
      <text:list text:style-name="LFO8" text:continue-numbering="true">
        <text:list-item>
          <text:p text:style-name="P34"><text:span text:style-name="StrongEmphasis">Presentación Gráfica:</text:span></text:p>
          <text:list text:continue-numbering="true">
            <text:list-item>
              <text:p text:style-name="P35">Visuales de Visual Studio Code y Python como objetos mágicos en el inventario del jugador.</text:p>
            </text:list-item>
          </text:list>
        </text:list-item>
        <text:list-item>
          <text:p text:style-name="P36"><text:span text:style-name="StrongEmphasis">Diálogo de la Voz:</text:span></text:p>
          <text:list text:continue-numbering="true">
            <text:list-item>
              <text:p text:style-name="P37">“Visual Studio Code es tu mesa de trabajo, donde crearás tus proyectos. Python es el lenguaje mágico que te permitirá comunicarte con los datos. Juntos, te ayudarán a enfrentar los desafíos de este mundo.”</text:p>
            </text:list-item>
          </text:list>
        </text:list-item>
      </text:list>
      <text:h text:style-name="Título4" text:outline-level="4"><text:span text:style-name="T38">6. Cierre del Video</text:span></text:h>
      <text:list text:style-name="LFO9" text:continue-numbering="true">
        <text:list-item>
          <text:p text:style-name="P39"><text:span text:style-name="StrongEmphasis">Escena:</text:span></text:p>
          <text:list text:continue-numbering="true">
            <text:list-item>
              <text:p text:style-name="P40">La protagonista se muestra emocionada y lista para comenzar su aventura.</text:p>
            </text:list-item>
          </text:list>
        </text:list-item>
        <text:list-item>
          <text:p text:style-name="P41"><text:span text:style-name="StrongEmphasis">Diálogo de la Voz:</text:span></text:p>
          <text:list text:continue-numbering="true">
            <text:list-item>
              <text:p text:style-name="P42">“Prepárate para el siguiente nivel, donde aprenderemos a descargar Visual Studio Code. Recuerda, cada paso cuenta y aquí estoy para apoyarte. ¡Hasta pronto, aventurera!”</text:p>
            </text:list-item>
          </text:list>
        </text:list-item>
      </text:list>
      <text:h text:style-name="Título4" text:outline-level="4"><text:span text:style-name="T43">7. Despedida y Preparación para el Siguiente Video</text:span></text:h>
      <text:list text:style-name="LFO10" text:continue-numbering="true">
        <text:list-item>
          <text:p text:style-name="P44"><text:span text:style-name="StrongEmphasis">Escena Final:</text:span></text:p>
          <text:list text:continue-numbering="true">
            <text:list-item>
              <text:p text:style-name="P45">La pantalla se oscurece y aparecen palabras de aliento como “¡La aventura apenas comienza!”</text:p>
            </text:list-item>
            <text:list-item>
              <text:p text:style-name="P46">Un pequeño teaser del siguiente video: “Pronto descubrirás cómo descargar y usar Visual Studio Code.”</text:p>
            </text:list-item>
          </text:list>
        </text:list-item>
      </text:list>
      <text:p text:style-name="HorizontalLine"/>
      <text:p text:style-name="Textbody">Este formato combina la narrativa envolvente de<text:s/><text:span text:style-name="Énfasis">El Mundo de Sofía</text:span><text:s/>con la estructura de un videojuego, manteniendo un tono divertido e interactivo. ¡Espero que te sirva para el canal!</text:p>
      <text:p text:style-name="Textbody">4o mini</text:p>
      <text:h text:style-name="P47" text:outline-level="5">Dijiste:</text:h>
      <text:p text:style-name="Textbody">dame el segundo video recuerda incluir la escena de frustracion</text:p>
      <text:h text:style-name="P48" text:outline-level="6">ChatGPT dijo:</text:h>
      <text:p text:style-name="Textbody">ChatGPT</text:p>
      <text:p text:style-name="Textbody">¡Aquí tienes el formato detallado para el segundo video, incluyendo la escena de frustración!</text:p>
      <text:p text:style-name="HorizontalLine"/>
      <text:soft-page-break/>
      <text:h text:style-name="Título3" text:outline-level="3"><text:span text:style-name="T49">Formato del Segundo Video: Descargando y Explorando Visual Studio Code (Nivel 2)</text:span></text:h>
      <text:h text:style-name="Título4" text:outline-level="4"><text:span text:style-name="T50">1. Introducción y Palabras Clave</text:span></text:h>
      <text:list text:style-name="LFO11" text:continue-numbering="true">
        <text:list-item>
          <text:p text:style-name="P51"><text:span text:style-name="StrongEmphasis">Escena Inicial:</text:span></text:p>
          <text:list text:continue-numbering="true">
            <text:list-item>
              <text:p text:style-name="P52">La pantalla se ilumina con un diseño atractivo de un nuevo nivel en el videojuego.</text:p>
            </text:list-item>
            <text:list-item>
              <text:p text:style-name="P53">La protagonista, emocionada, aparece en su entorno de juego.</text:p>
            </text:list-item>
          </text:list>
        </text:list-item>
        <text:list-item>
          <text:p text:style-name="P54"><text:span text:style-name="StrongEmphasis">Presentar las 10 palabras clave desconocidas:</text:span></text:p>
          <text:list text:continue-numbering="true">
            <text:list-item>
              <text:p text:style-name="P55"><text:span text:style-name="StrongEmphasis">IDE (Entorno de Desarrollo Integrado)</text:span></text:p>
            </text:list-item>
            <text:list-item>
              <text:p text:style-name="P56"><text:span text:style-name="StrongEmphasis">Interfaz</text:span></text:p>
            </text:list-item>
            <text:list-item>
              <text:p text:style-name="P57"><text:span text:style-name="StrongEmphasis">Plugin</text:span></text:p>
            </text:list-item>
            <text:list-item>
              <text:p text:style-name="P58"><text:span text:style-name="StrongEmphasis">Configuración</text:span></text:p>
            </text:list-item>
            <text:list-item>
              <text:p text:style-name="P59"><text:span text:style-name="StrongEmphasis">Código</text:span></text:p>
            </text:list-item>
            <text:list-item>
              <text:p text:style-name="P60"><text:span text:style-name="StrongEmphasis">Comando</text:span></text:p>
            </text:list-item>
            <text:list-item>
              <text:p text:style-name="P61"><text:span text:style-name="StrongEmphasis">Depuración</text:span></text:p>
            </text:list-item>
            <text:list-item>
              <text:p text:style-name="P62"><text:span text:style-name="StrongEmphasis">Variable</text:span></text:p>
            </text:list-item>
            <text:list-item>
              <text:p text:style-name="P63"><text:span text:style-name="StrongEmphasis">Sintaxis</text:span></text:p>
            </text:list-item>
            <text:list-item>
              <text:p text:style-name="P64"><text:span text:style-name="StrongEmphasis">Proyecto</text:span></text:p>
            </text:list-item>
            <text:list-item>
              <text:p text:style-name="P65"><text:span text:style-name="StrongEmphasis">Formato:</text:span><text:s/>Cada palabra aparece en pantalla con una breve y divertida explicación.</text:p>
            </text:list-item>
          </text:list>
        </text:list-item>
      </text:list>
      <text:h text:style-name="Título4" text:outline-level="4"><text:span text:style-name="T66">2. Misión del Nivel: Descargar Visual Studio Code</text:span></text:h>
      <text:list text:style-name="LFO12" text:continue-numbering="true">
        <text:list-item>
          <text:p text:style-name="P67"><text:span text:style-name="StrongEmphasis">Escena:</text:span></text:p>
          <text:list text:continue-numbering="true">
            <text:list-item>
              <text:p text:style-name="P68">La voz del NPC dice: “Bienvenida al Nivel 2. Tu misión es descargar Visual Studio Code. Este es el primer paso para convertirte en una experta en Data Science.”</text:p>
            </text:list-item>
          </text:list>
        </text:list-item>
        <text:list-item>
          <text:p text:style-name="P69"><text:span text:style-name="StrongEmphasis">Acción:</text:span></text:p>
          <text:list text:continue-numbering="true">
            <text:list-item>
              <text:p text:style-name="P70">La protagonista sigue instrucciones en pantalla sobre cómo descargar e instalar el software, con efectos visuales que simulan una barra de progreso.</text:p>
            </text:list-item>
          </text:list>
        </text:list-item>
      </text:list>
      <text:h text:style-name="Título4" text:outline-level="4"><text:span text:style-name="T71">3. Explorando la Interfaz Gráfica de Visual Studio Code</text:span></text:h>
      <text:list text:style-name="LFO13" text:continue-numbering="true">
        <text:list-item>
          <text:p text:style-name="P72"><text:span text:style-name="StrongEmphasis">Diálogo de la Voz:</text:span></text:p>
          <text:list text:continue-numbering="true">
            <text:list-item>
              <text:p text:style-name="P73">“Ahora que tienes Visual Studio Code, vamos a explorar su interfaz. ¡Prepárate para desbloquear nuevas habilidades!”</text:p>
            </text:list-item>
          </text:list>
        </text:list-item>
        <text:list-item>
          <text:p text:style-name="P74"><text:span text:style-name="StrongEmphasis">Recorrido por la Interfaz:</text:span></text:p>
          <text:list text:continue-numbering="true">
            <text:list-item>
              <text:p text:style-name="P75"><text:span text:style-name="StrongEmphasis">Área de Trabajo</text:span>: La voz explica que es la mesa donde se arma la magia.</text:p>
            </text:list-item>
            <text:list-item>
              <text:p text:style-name="P76"><text:span text:style-name="StrongEmphasis">Barra Lateral Izquierda</text:span>: Compararla con un inventario de herramientas organizadas.</text:p>
            </text:list-item>
            <text:list-item>
              <text:p text:style-name="P77"><text:span text:style-name="StrongEmphasis">Terminal</text:span>: Un tablón donde se envían comandos al sistema.</text:p>
            </text:list-item>
            <text:list-item>
              <text:p text:style-name="P78"><text:span text:style-name="StrongEmphasis">Extensiones</text:span>: Herramientas mágicas que puedes agregar para mejorar tus habilidades.</text:p>
            </text:list-item>
          </text:list>
        </text:list-item>
      </text:list>
      <text:h text:style-name="Título4" text:outline-level="4"><text:span text:style-name="T79">4. Escena de Frustración</text:span></text:h>
      <text:list text:style-name="LFO14" text:continue-numbering="true">
        <text:list-item>
          <text:p text:style-name="P80"><text:span text:style-name="StrongEmphasis">Escena:</text:span></text:p>
          <text:list text:continue-numbering="true">
            <text:list-item>
              <text:p text:style-name="P81">La protagonista empieza a sentirse abrumada por la cantidad de funciones y opciones.</text:p>
            </text:list-item>
          </text:list>
        </text:list-item>
        <text:list-item>
          <text:p text:style-name="P82"><text:span text:style-name="StrongEmphasis">Diálogo Interno:</text:span></text:p>
          <text:list text:continue-numbering="true">
            <text:list-item>
              <text:p text:style-name="P83">“¡Es demasiado! No entiendo cómo todo esto funciona... ¿qué significa cada cosa?”</text:p>
            </text:list-item>
          </text:list>
        </text:list-item>
        <text:list-item>
          <text:p text:style-name="P84"><text:span text:style-name="StrongEmphasis">Correo a la Voz Guía (NPC):</text:span></text:p>
          <text:list text:continue-numbering="true">
            <text:list-item>
              <text:p text:style-name="P85">La protagonista decide enviar un mensaje de ayuda: “Hola, necesito que me expliques Visual Studio Code de una manera más clara. ¡Esto es muy confuso!”</text:p>
            </text:list-item>
          </text:list>
        </text:list-item>
      </text:list>
      <text:h text:style-name="Título4" text:outline-level="4"><text:span text:style-name="T86">5. Respuesta del NPC con Metáfora</text:span></text:h>
      <text:list text:style-name="LFO15" text:continue-numbering="true">
        <text:list-item>
          <text:p text:style-name="P87"><text:span text:style-name="StrongEmphasis">Escena:</text:span></text:p>
          <text:list text:continue-numbering="true">
            <text:list-item>
              <text:p text:style-name="P88">La voz del NPC responde: “No te preocupes, valiente aventurera. Imagina que Visual Studio Code es como un taller de manualidades en un videojuego.”</text:p>
            </text:list-item>
          </text:list>
        </text:list-item>
        <text:list-item>
          <text:p text:style-name="P89"><text:span text:style-name="StrongEmphasis">Explicación:</text:span></text:p>
          <text:list text:continue-numbering="true">
            <text:list-item>
              <text:p text:style-name="P90">“El Área de Trabajo es la mesa donde juntas tus herramientas. La Barra Lateral Izquierda es como tu estantería, donde guardas todo lo que necesitas. La Terminal es un tablón donde das órdenes y preguntas al sistema. Y las Extensiones son los potenciadores que te ayudan a hacer más cosas con menos esfuerzo.”</text:p>
            </text:list-item>
          </text:list>
        </text:list-item>
      </text:list>
      <text:h text:style-name="Título4" text:outline-level="4"><text:span text:style-name="T91">6. Palabras de Aliento y Conclusión</text:span></text:h>
      <text:list text:style-name="LFO16" text:continue-numbering="true">
        <text:list-item>
          <text:p text:style-name="P92"><text:span text:style-name="StrongEmphasis">Diálogo de la Voz:</text:span></text:p>
          <text:list text:continue-numbering="true">
            <text:list-item>
              <text:p text:style-name="P93">“Recuerda que cada gran mago empieza con pasos pequeños. ¡Tú puedes hacerlo!”</text:p>
            </text:list-item>
          </text:list>
        </text:list-item>
        <text:list-item>
          <text:p text:style-name="P94"><text:span text:style-name="StrongEmphasis">Escena Final:</text:span></text:p>
          <text:list text:continue-numbering="true">
            <text:list-item>
              <text:p text:style-name="P95">La protagonista se siente más confiada y lista para continuar su viaje.</text:p>
            </text:list-item>
          </text:list>
        </text:list-item>
      </text:list>
      <text:h text:style-name="Título4" text:outline-level="4"><text:span text:style-name="T96">7. Despedida y Preparación para el Siguiente Video</text:span></text:h>
      <text:list text:style-name="LFO17" text:continue-numbering="true">
        <text:list-item>
          <text:p text:style-name="P97"><text:span text:style-name="StrongEmphasis">Cierre:</text:span></text:p>
          <text:list text:continue-numbering="true">
            <text:list-item>
              <text:p text:style-name="P98">La pantalla se oscurece y aparece un mensaje que dice: “¡La aventura continúa! En el siguiente nivel, aprenderemos a escribir nuestro primer código en Python.”</text:p>
            </text:list-item>
          </text:list>
        </text:list-item>
        <text:list-item>
          <text:p text:style-name="P99"><text:span text:style-name="StrongEmphasis">Teaser:</text:span></text:p>
          <text:list text:continue-numbering="true">
            <text:list-item>
              <text:p text:style-name="P100">Un pequeño clip muestra a la protagonista emocionada frente a la pantalla, lista para el desafío.</text:p>
            </text:list-item>
          </text:list>
        </text:list-item>
      </text:list>
      <text:h text:style-name="P101" text:outline-level="3">Formato del Segundo Capítulo: Descargando y Explorando Visual Studio Code</text:h>
      <text:h text:style-name="P102" text:outline-level="4">Escena Inicial: La Descarga</text:h>
      <text:soft-page-break/>
      <text:list text:style-name="LFO25" text:continue-numbering="true">
        <text:list-item>
          <text:p text:style-name="P103"><text:span text:style-name="T104">Contexto Visual</text:span><text:span text:style-name="T105">: La cámara muestra a la chica sentada frente a la computadora, lista para descargar VS Code. Una barra de progreso dramáticamente lenta aparece, y la chica mira el reloj, que hace "tic-tac" con efectos de sonido exagerados.</text:span></text:p>
        </text:list-item>
        <text:list-item>
          <text:p text:style-name="P106"><text:span text:style-name="T107">Momento Cómico</text:span><text:span text:style-name="T108">: Mientras espera, la voz en off de la Guía comenta: "El progreso de la descarga... es una prueba de paciencia. Recuerda, [nombre de la chica], ¡la Ciencia de Datos no es para impacientes!"</text:span></text:p>
        </text:list-item>
      </text:list>
      <text:p text:style-name="P109">Escena de Frustración en el Segundo Capítulo</text:p>
      <text:p text:style-name="P110"><text:span text:style-name="T111">Chica (con expresión de frustración, escribiendo un correo):</text:span><text:span text:style-name="T112"><text:line-break/></text:span><text:span text:style-name="T113">"Querida Guía, necesito que seas más concreta. ¿Qué es realmente Visual Studio Code? Todo esto de paneles, extensiones y terminales suena como ciencia de cohetes. Por favor, explícamelo como si se lo estuvieras explicando a alguien que no sabe programar en absoluto, con una metáfora sencilla."</text:span></text:p>
      <text:p text:style-name="P114"><text:span text:style-name="T115"><draw:custom-shape svg:x="0in" svg:y="0in" svg:width="45.51042in" svg:height="0.00139in" draw:z-index="0" draw:id="id0" draw:style-name="a0" draw:name="Horizontal Line 85" text:anchor-type="as-char"><svg:title/><svg:desc/><draw:enhanced-geometry draw:type="non-primitive" svg:viewBox="0 0 21600 21600" draw:enhanced-path="M 0 0 L 21600 0 21600 21600 0 21600 Z N"/></draw:custom-shape></text:span></text:p>
      <text:p text:style-name="P116">Respuesta de la Guía (con voz amable y un toque de humor):</text:p>
      <text:p text:style-name="P117"><text:span text:style-name="T118">"Querida [nombre de la chica], entiendo tu frustración. Visual Studio Code es un poco como un taller de manualidades. Permíteme explicarlo así:"</text:span></text:p>
      <text:list text:style-name="LFO32" text:continue-numbering="true">
        <text:list-item>
          <text:p text:style-name="P119"><text:span text:style-name="T120">Visual Studio Code es tu taller creativo</text:span><text:span text:style-name="T121">:<text:s/></text:span><text:span text:style-name="T122">"Imagina un enorme taller lleno de mesas de trabajo. En estas mesas, tienes herramientas y materiales organizados por secciones para construir proyectos increíbles. Cada sección tiene su propio propósito."</text:span></text:p>
        </text:list-item>
        <text:list-item>
          <text:p text:style-name="P123"><text:span text:style-name="T124">El Área de Trabajo es tu mesa principal</text:span><text:span text:style-name="T125">:<text:s/></text:span><text:span text:style-name="T126">"Aquí es donde cortas, pegas, y ensamblas tus ideas. En términos de programación, es donde escribes y pruebas tu código. Piensa en el Área de Trabajo como la superficie donde pones tus proyectos en marcha."</text:span></text:p>
        </text:list-item>
        <text:list-item>
          <text:p text:style-name="P127"><text:span text:style-name="T128">La Barra Lateral Izquierda es tu estantería de herramientas</text:span><text:span text:style-name="T129">:<text:s/></text:span><text:span text:style-name="T130">"En esta estantería, tienes cajones y estantes donde guardas todo lo que necesitas: tus archivos, una lupa para buscar errores, una libreta para apuntar versiones anteriores de tu proyecto, y hasta un espacio para agregar herramientas nuevas (como las extensiones). Todo está al alcance de tu mano, organizado para que no pierdas tiempo buscando."</text:span></text:p>
        </text:list-item>
        <text:list-item>
          <text:p text:style-name="P131"><text:span text:style-name="T132">La Terminal es como un tablón de anuncios interactivo</text:span><text:span text:style-name="T133">:<text:s/></text:span><text:span text:style-name="T134">"Es un tablón donde puedes dejar notas a tu computadora, dándole instrucciones específicas. Por ejemplo, si quieres ver cómo se ve un proyecto terminado o ejecutar un fragmento de código, escribes un mensaje aquí y la computadora lo hace realidad. Es rápido, como un correo instantáneo... pero sin emojis."</text:span></text:p>
        </text:list-item>
        <text:list-item>
          <text:p text:style-name="P135"><text:span text:style-name="T136">Extensiones: Tus herramientas adicionales personalizadas</text:span><text:span text:style-name="T137">:<text:s/></text:span><text:span text:style-name="T138">"Si quieres cortar papel con precisión, podrías necesitar una cizalla. En VS Code, las extensiones son esas herramientas extra que puedes agregar. Necesitas trabajar con Python, por ejemplo: instalas la extensión Python. ¿Quieres que todo se vea más bonito? Usa Prettier."</text:span></text:p>
        </text:list-item>
      </text:list>
      <text:p text:style-name="P139"><text:span text:style-name="T140"><draw:custom-shape svg:x="0in" svg:y="0in" svg:width="45.51042in" svg:height="0.00139in" draw:z-index="0" draw:id="id1" draw:style-name="a1" draw:name="Horizontal Line 86" text:anchor-type="as-char"><svg:title/><svg:desc/><draw:enhanced-geometry draw:type="non-primitive" svg:viewBox="0 0 21600 21600" draw:enhanced-path="M 0 0 L 21600 0 21600 21600 0 21600 Z N"/></draw:custom-shape></text:span></text:p>
      <text:p text:style-name="P141"><text:span text:style-name="T142">"Así que, [nombre de la chica], Visual Studio Code no es más que un taller digital, hecho para que tú crees y organices tus proyectos con todas las herramientas al alcance. Y sí, algunas herramientas pueden ser complicadas al principio, pero todo se vuelve más sencillo con práctica."</text:span></text:p>
      <text:p text:style-name="P143"><text:span text:style-name="T144"><draw:custom-shape svg:x="0in" svg:y="0in" svg:width="45.51042in" svg:height="0.00139in" draw:z-index="0" draw:id="id2" draw:style-name="a2" draw:name="Horizontal Line 87" text:anchor-type="as-char"><svg:title/><svg:desc/><draw:enhanced-geometry draw:type="non-primitive" svg:viewBox="0 0 21600 21600" draw:enhanced-path="M 0 0 L 21600 0 21600 21600 0 21600 Z N"/></draw:custom-shape></text:span></text:p>
      <text:soft-page-break/>
      <text:p text:style-name="P145">Conclusión de la Guía</text:p>
      <text:p text:style-name="P146"><text:span text:style-name="T147">"No te preocupes, sentirte perdida es parte del viaje de aprender a programar. ¡Sigue adelante y recuerda que aquí estoy para aclarar todas tus dudas, incluso las más locas! Nos vemos en el siguiente paso de esta aventura."</text:span></text:p>
      <text:p text:style-name="P148"/>
      <text:p text:style-name="P149"><text:span text:style-name="T150"><draw:custom-shape svg:x="0in" svg:y="0in" svg:width="45.51042in" svg:height="0.00139in" draw:z-index="0" draw:id="id3" draw:style-name="a3" draw:name="Horizontal Line 61" text:anchor-type="as-char"><svg:title/><svg:desc/><draw:enhanced-geometry draw:type="non-primitive" svg:viewBox="0 0 21600 21600" draw:enhanced-path="M 0 0 L 21600 0 21600 21600 0 21600 Z N"/></draw:custom-shape></text:span></text:p>
      <text:h text:style-name="P151" text:outline-level="3">Recorrido por la Interfaz Gráfica de VS Code</text:h>
      <text:h text:style-name="P152" text:outline-level="4">1. La Barra Lateral Izquierda: Tu Caja de Herramientas Digitales</text:h>
      <text:list text:style-name="LFO26" text:continue-numbering="true">
        <text:list-item>
          <text:p text:style-name="P153"><text:span text:style-name="T154">Iconos Importantes</text:span><text:span text:style-name="T155">:</text:span></text:p>
          <text:list text:continue-numbering="true">
            <text:list-item>
              <text:p text:style-name="P156"><text:span text:style-name="T157">Explorador de Archivos (El primer icono con carpetas)</text:span><text:span text:style-name="T158">: "Aquí es donde puedes ver y manejar todos tus archivos y proyectos. Es como un armario digital, y tú decides qué caos organizar o ignorar."</text:span></text:p>
            </text:list-item>
            <text:list-item>
              <text:p text:style-name="P159"><text:span text:style-name="T160">Buscar (La lupa misteriosa)</text:span><text:span text:style-name="T161">: "¿Has perdido un archivo o línea de código? La lupa es tu salvadora. Busca palabras o fragmentos de código en todo tu proyecto. Sin spoilers, ¡funciona mejor que tus búsquedas de Google!"</text:span></text:p>
            </text:list-item>
            <text:list-item>
              <text:p text:style-name="P162"><text:span text:style-name="T163">Control de Versión (El icono de las ramas)</text:span><text:span text:style-name="T164">: "Aquí puedes conectarte a GitHub y rastrear cambios. Es como un diario que anota todas las decisiones buenas... y los errores monumentales."</text:span></text:p>
            </text:list-item>
            <text:list-item>
              <text:p text:style-name="P165"><text:span text:style-name="T166">Extensiones (El ícono de la pieza de rompecabezas)</text:span><text:span text:style-name="T167">: "¡Las extensiones son como superpoderes! Agrega funciones increíbles a VS Code, desde temas de colores hasta depuradores avanzados."</text:span></text:p>
            </text:list-item>
          </text:list>
        </text:list-item>
      </text:list>
      <text:h text:style-name="P168" text:outline-level="4">2. El Área de Trabajo: Tu Espacio para Crear Magia (o Desastres)</text:h>
      <text:list text:style-name="LFO27" text:continue-numbering="true">
        <text:list-item>
          <text:p text:style-name="P169"><text:span text:style-name="T170">Panel Principal</text:span><text:span text:style-name="T171">: "Es aquí donde escribirás tu código. Puedes tener múltiples archivos abiertos en pestañas, como si estuvieras manejando una selva de pensamientos dispersos."</text:span></text:p>
        </text:list-item>
        <text:list-item>
          <text:p text:style-name="P172"><text:span text:style-name="T173">Las Líneas de Número</text:span><text:span text:style-name="T174">: "Cada línea tiene un número. Es útil cuando el error dice: 'Error en la línea 57', y tú solo dices: '¡Ay, no, línea 57 otra vez!'"</text:span></text:p>
        </text:list-item>
        <text:list-item>
          <text:p text:style-name="P175"><text:span text:style-name="T176">Panel de Terminal Integrada</text:span><text:span text:style-name="T177">: "Aquí es donde ejecutas tu código y ves resultados al instante. Es como tu laboratorio secreto, pero sin explosiones (en teoría)."</text:span></text:p>
        </text:list-item>
      </text:list>
      <text:h text:style-name="P178" text:outline-level="4">3. La Barra de Estado Inferior: El Termómetro del Proyecto</text:h>
      <text:list text:style-name="LFO28" text:continue-numbering="true">
        <text:list-item>
          <text:p text:style-name="P179"><text:span text:style-name="T180">Indicadores de Lenguaje y Versión</text:span><text:span text:style-name="T181">: "Muestra en qué lenguaje estás programando, por ejemplo, 'Python'. Si el color cambia, es una señal de que algo raro está pasando... ¡atenta!"</text:span></text:p>
        </text:list-item>
        <text:list-item>
          <text:p text:style-name="P182"><text:span text:style-name="T183">Conexiones</text:span><text:span text:style-name="T184">: "Te dice si estás conectado a un servidor remoto o si hay problemas de sincronización con tu repositorio GitHub. Es como una alarma silenciosa que te susurra: 'Cuidado, hay peligro.'"</text:span></text:p>
        </text:list-item>
      </text:list>
      <text:h text:style-name="P185" text:outline-level="4">4. El Panel de Control Superior: Atajos y Configuración</text:h>
      <text:soft-page-break/>
      <text:list text:style-name="LFO29" text:continue-numbering="true">
        <text:list-item>
          <text:p text:style-name="P186"><text:span text:style-name="T187">Menú de Archivo, Edición, Ver, Terminal, etc.</text:span><text:span text:style-name="T188">: "Aquí encuentras todas las opciones básicas para abrir, guardar, o cerrar proyectos. Es como el menú de un restaurante donde debes recordar siempre: ¡guarda tu progreso antes de salir!"</text:span></text:p>
        </text:list-item>
        <text:list-item>
          <text:p text:style-name="P189"><text:span text:style-name="T190">Icono de Configuración (El engranaje)</text:span><text:span text:style-name="T191">: "Personaliza todo desde aquí: temas, extensiones, y configuraciones avanzadas. Puedes hacer que VS Code luzca como un carnaval o un sitio de meditación minimalista."</text:span></text:p>
        </text:list-item>
      </text:list>
      <text:p text:style-name="P192"><text:span text:style-name="T193"><draw:custom-shape svg:x="0in" svg:y="0in" svg:width="45.51042in" svg:height="0.00139in" draw:z-index="0" draw:id="id4" draw:style-name="a4" draw:name="Horizontal Line 62" text:anchor-type="as-char"><svg:title/><svg:desc/><draw:enhanced-geometry draw:type="non-primitive" svg:viewBox="0 0 21600 21600" draw:enhanced-path="M 0 0 L 21600 0 21600 21600 0 21600 Z N"/></draw:custom-shape></text:span></text:p>
      <text:h text:style-name="P194" text:outline-level="3">Extensiones: ¡Aumenta tus Poderes!</text:h>
      <text:list text:style-name="LFO30" text:continue-numbering="true">
        <text:list-item>
          <text:p text:style-name="P195"><text:span text:style-name="T196">Ejemplos Útiles</text:span><text:span text:style-name="T197">:</text:span></text:p>
          <text:list text:continue-numbering="true">
            <text:list-item>
              <text:p text:style-name="P198"><text:span text:style-name="T199">Python</text:span><text:span text:style-name="T200">: "Esencial si trabajas con este lenguaje. Ofrece ayuda de autocompletar y detecta errores mientras escribes, como un amigo que te dice: 'Eso no es correcto...'"</text:span></text:p>
            </text:list-item>
            <text:list-item>
              <text:p text:style-name="P201"><text:span text:style-name="T202">Prettier (Formateador de Código)</text:span><text:span text:style-name="T203">: "Haz que tu código sea bonito y ordenado automáticamente. Tu profesor de primaria que enseñaba a escribir bonito estaría orgulloso."</text:span></text:p>
            </text:list-item>
            <text:list-item>
              <text:p text:style-name="P204"><text:span text:style-name="T205">Live Server</text:span><text:span text:style-name="T206">: "Genial para proyectos web. Abre un servidor local y muestra los cambios en tiempo real. Es como tener un espejo que refleja cada cambio que haces al instante."</text:span></text:p>
            </text:list-item>
          </text:list>
        </text:list-item>
      </text:list>
      <text:p text:style-name="P207"><text:span text:style-name="T208"><draw:custom-shape svg:x="0in" svg:y="0in" svg:width="38.00694in" svg:height="0.00139in" draw:z-index="0" draw:id="id5" draw:style-name="a5" draw:name="Horizontal Line 63" text:anchor-type="as-char"><svg:title/><svg:desc/><draw:enhanced-geometry draw:type="non-primitive" svg:viewBox="0 0 21600 21600" draw:enhanced-path="M 0 0 L 21600 0 21600 21600 0 21600 Z N"/></draw:custom-shape></text:span></text:p>
      <text:h text:style-name="P209" text:outline-level="3">Cierre del Video</text:h>
      <text:list text:style-name="LFO31" text:continue-numbering="true">
        <text:list-item>
          <text:p text:style-name="P210"><text:span text:style-name="T211">Escena Final</text:span><text:span text:style-name="T212">: La chica prueba algunas funciones, como ejecutar un script básico en Python. El script funciona... ¡o no! El video termina con una frase cómica de la Guía: "¡Un pequeño error ahora... un gran avance mañana!"</text:span></text:p>
        </text:list-item>
        <text:list-item>
          <text:p text:style-name="P213"><text:span text:style-name="T214">Teaser del Próximo Video</text:span><text:span text:style-name="T215">: "Prepárate, porque en el próximo episodio, aprenderemos a crear y ejecutar nuestro primer script en Python. ¡Sin pánico, prometido!"</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F" svg:font-family="F"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3" style:display-name="Título 3" style:family="paragraph" style:parent-style-name="Standard" style:next-style-name="Standard" style:default-outline-level="3">
      <style:paragraph-properties fo:keep-with-next="always" fo:keep-together="always" fo:margin-top="0.1111in" fo:margin-bottom="0.0555in"/>
      <style:text-properties style:font-name-asian="F" style:font-name-complex="F" fo:color="#0F4761" fo:font-size="14pt" style:font-size-asian="14pt" style:font-size-complex="14pt" fo:hyphenate="false"/>
    </style:style>
    <style:style style:name="Título4" style:display-name="Título 4" style:family="paragraph" style:parent-style-name="Standard" style:next-style-name="Standard" style:default-outline-level="4">
      <style:paragraph-properties fo:keep-with-next="always" fo:keep-together="always" fo:margin-top="0.0555in" fo:margin-bottom="0.0277in"/>
      <style:text-properties style:font-name-asian="F" style:font-name-complex="F"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Aptos Display" style:font-name-asian="Times New Roman" style:font-name-complex="Mangal" fo:color="#0F4761"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style:letter-kerning="false" style:language-asian="es" style:country-asian="CO"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Título5Car" style:display-name="Título 5 Car" style:family="text" style:parent-style-name="Fuentedepárrafopredeter.">
      <style:text-properties style:font-name="Aptos Display" style:font-name-asian="Times New Roman" style:font-name-complex="Mangal" fo:color="#0F4761" style:font-size-complex="10.5pt"/>
    </style:style>
    <style:style style:name="Título6Car" style:display-name="Título 6 Car" style:family="text" style:parent-style-name="Fuentedepárrafopredeter.">
      <style:text-properties style:font-name="Aptos Display" style:font-name-asian="Times New Roman" style:font-name-complex="Mangal" fo:color="#0A2F40" style:font-size-complex="10.5pt"/>
    </style:style>
    <style:style style:name="HorizontalLine" style:display-name="Horizontal Line" style:family="paragraph" style:parent-style-name="Standard" style:next-style-name="Textbody">
      <style:paragraph-properties text:number-lines="false" style:vertical-align="auto" fo:margin-bottom="0.1965in"/>
      <style:text-properties fo:font-size="6pt" style:font-size-asian="6pt" style:font-size-complex="6pt" fo:hyphenate="false"/>
    </style:style>
    <style:style style:name="Énfasis" style:display-name="Énfasis" style:family="text" style:parent-style-name="Fuentedepárrafopredeter.">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jhon taborda</dc:creator>
    <meta:creation-date>2024-11-02T21:44:00Z</meta:creation-date>
    <dc:date>2024-11-03T20:29:00Z</dc:date>
    <meta:template xlink:href="Normal" xlink:type="simple"/>
    <meta:editing-cycles>2</meta:editing-cycles>
    <meta:editing-duration>PT4980S</meta:editing-duration>
    <meta:document-statistic meta:page-count="7" meta:paragraph-count="24" meta:word-count="1869" meta:character-count="12130" meta:row-count="85" meta:non-whitespace-character-count="10285"/>
  </office:meta>
</office:document-meta>
</file>